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7.2063in" fo:margin-left="-0.2479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0.8236in"/>
    </style:style>
    <style:style style:name="Table3.B" style:family="table-column">
      <style:table-column-properties style:column-width="1.6576in"/>
    </style:style>
    <style:style style:name="Table3.C" style:family="table-column">
      <style:table-column-properties style:column-width="0.691in"/>
    </style:style>
    <style:style style:name="Table3.D" style:family="table-column">
      <style:table-column-properties style:column-width="1.534in"/>
    </style:style>
    <style:style style:name="Table3.E" style:family="table-column">
      <style:table-column-properties style:column-width="1.2972in"/>
    </style:style>
    <style:style style:name="Table3.F" style:family="table-column">
      <style:table-column-properties style:column-width="1.2028in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F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 style:data-style-name="N3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2063in" fo:margin-left="-0.2479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0.8236in"/>
    </style:style>
    <style:style style:name="Table1.B" style:family="table-column">
      <style:table-column-properties style:column-width="1.6576in"/>
    </style:style>
    <style:style style:name="Table1.C" style:family="table-column">
      <style:table-column-properties style:column-width="0.691in"/>
    </style:style>
    <style:style style:name="Table1.D" style:family="table-column">
      <style:table-column-properties style:column-width="1.534in"/>
    </style:style>
    <style:style style:name="Table1.E" style:family="table-column">
      <style:table-column-properties style:column-width="1.2972in"/>
    </style:style>
    <style:style style:name="Table1.F" style:family="table-column">
      <style:table-column-properties style:column-width="1.2028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F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 style:data-style-name="N3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Arial" fo:font-size="9pt" style:font-size-asian="9pt" style:font-name-complex="Arial" style:font-size-complex="9pt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font-name="Arial" fo:font-size="9pt" style:font-size-asian="9pt" style:font-name-complex="Arial" style:font-size-complex="9pt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 fo:font-size="11pt" fo:language="zxx" fo:country="none" fo:font-weight="bold" style:font-size-asian="11pt" style:language-asian="zxx" style:country-asian="none" style:font-weight-asian="bold" style:font-name-complex="Arial" style:font-size-complex="11pt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 fo:font-size="8pt" fo:font-weight="bold" style:font-size-asian="8pt" style:font-weight-asian="bold" style:font-name-complex="Arial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 fo:font-size="8pt" fo:font-weight="bold" style:font-size-asian="8pt" style:font-weight-asian="bold" style:font-name-complex="Arial" style:font-size-complex="11pt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 fo:font-size="16pt" fo:font-weight="bold" style:font-size-asian="16pt" style:font-weight-asian="bold" style:font-name-complex="Arial" style:font-size-complex="11pt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.0661in"/>
        </style:tab-stops>
      </style:paragraph-properties>
      <style:text-properties style:font-name="Arial" fo:font-size="16pt" fo:font-weight="bold" style:font-size-asian="16pt" style:font-weight-asian="bold" style:font-name-complex="Arial" style:font-size-complex="11pt"/>
    </style:style>
    <style:style style:name="P10" style:family="paragraph" style:parent-style-name="Standard">
      <style:paragraph-properties fo:margin-left="0in" fo:margin-right="0in" fo:line-height="115%" fo:text-align="center" style:justify-single-word="false" fo:text-indent="0in" style:auto-text-indent="false">
        <style:tab-stops>
          <style:tab-stop style:position="4in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1pt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1pt"/>
    </style:style>
    <style:style style:name="P12" style:family="paragraph" style:parent-style-name="Standard">
      <style:paragraph-properties fo:margin-left="-0.25in" fo:margin-right="0in" fo:line-height="200%" fo:text-indent="0in" style:auto-text-indent="false">
        <style:tab-stops>
          <style:tab-stop style:position="4in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1pt"/>
    </style:style>
    <style:style style:name="P13" style:family="paragraph" style:parent-style-name="Standard">
      <style:paragraph-properties fo:margin-left="-0.25in" fo:margin-right="0in" fo:text-indent="0in" style:auto-text-indent="false">
        <style:tab-stops>
          <style:tab-stop style:position="1.75in"/>
          <style:tab-stop style:position="3.5in"/>
          <style:tab-stop style:position="5in"/>
        </style:tab-stops>
      </style:paragraph-properties>
      <style:text-properties style:font-name="Arial" fo:font-size="10pt" style:font-size-asian="10pt" style:font-name-complex="Arial" style:font-size-complex="11pt"/>
    </style:style>
    <style:style style:name="P14" style:family="paragraph" style:parent-style-name="Standard">
      <style:paragraph-properties fo:margin-left="-0.25in" fo:margin-right="0in" fo:line-height="200%" fo:text-indent="0in" style:auto-text-indent="false">
        <style:tab-stops>
          <style:tab-stop style:position="1.75in"/>
          <style:tab-stop style:position="2.6252in"/>
          <style:tab-stop style:position="5.25in"/>
        </style:tab-stops>
      </style:paragraph-properties>
      <style:text-properties style:font-name="Arial" fo:font-size="10pt" style:font-size-asian="10pt" style:font-name-complex="Arial" style:font-size-complex="11pt"/>
    </style:style>
    <style:style style:name="P15" style:family="paragraph" style:parent-style-name="Standard">
      <style:paragraph-properties fo:margin-left="-0.25in" fo:margin-right="0in" fo:line-height="200%" fo:text-indent="0in" style:auto-text-indent="false">
        <style:tab-stops>
          <style:tab-stop style:position="2.6252in"/>
          <style:tab-stop style:position="3.5in"/>
          <style:tab-stop style:position="5.25in"/>
        </style:tab-stops>
      </style:paragraph-properties>
      <style:text-properties style:font-name="Arial" fo:font-size="10pt" style:font-size-asian="10pt" style:font-name-complex="Arial" style:font-size-complex="11pt"/>
    </style:style>
    <style:style style:name="P16" style:family="paragraph" style:parent-style-name="Standard">
      <style:paragraph-properties fo:margin-left="-0.2453in" fo:margin-right="0.0008in" fo:line-height="200%" fo:text-indent="0.161in" style:auto-text-indent="false" style:snap-to-layout-grid="false">
        <style:tab-stops>
          <style:tab-stop style:position="4in"/>
        </style:tab-stops>
      </style:paragraph-properties>
      <style:text-properties fo:color="#000000" style:text-outline="false" style:text-line-through-style="none" style:font-name="Tahoma" fo:font-size="9pt" fo:font-style="normal" fo:text-shadow="none" style:text-underline-style="none" fo:font-weight="normal" fo:background-color="#ffffff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margin-left="0.0102in" fo:margin-right="0.0008in" fo:line-height="200%" fo:text-indent="0in" style:auto-text-indent="false" style:snap-to-layout-grid="false">
        <style:tab-stops>
          <style:tab-stop style:position="4in"/>
        </style:tab-stops>
      </style:paragraph-properties>
      <style:text-properties fo:color="#000000" style:text-outline="false" style:text-line-through-style="none" style:font-name="Tahoma" fo:font-size="9pt" fo:font-style="normal" fo:text-shadow="none" style:text-underline-style="none" fo:font-weight="normal" fo:background-color="#ffffff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margin-left="0.0102in" fo:margin-right="0.0008in" fo:line-height="200%" fo:text-align="end" style:justify-single-word="false" fo:text-indent="0in" style:auto-text-indent="false" style:snap-to-layout-grid="false">
        <style:tab-stops>
          <style:tab-stop style:position="4in"/>
        </style:tab-stops>
      </style:paragraph-properties>
      <style:text-properties fo:color="#000000" style:text-outline="false" style:text-line-through-style="none" style:font-name="Tahoma" fo:font-size="9pt" fo:font-style="normal" fo:text-shadow="none" style:text-underline-style="none" fo:font-weight="normal" fo:background-color="#ffffff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font-name="Arial" fo:font-size="11pt" fo:font-weight="bold" style:font-size-asian="11pt" style:font-weight-asian="bold" style:font-name-complex="Arial" style:font-size-complex="11pt"/>
    </style:style>
    <style:style style:name="P20" style:family="paragraph" style:parent-style-name="Standard">
      <style:paragraph-properties fo:margin-left="-0.25in" fo:margin-right="0in" fo:line-height="200%" fo:text-align="start" style:justify-single-word="false" fo:text-indent="0in" style:auto-text-indent="false">
        <style:tab-stops>
          <style:tab-stop style:position="1.75in"/>
          <style:tab-stop style:position="2.6252in"/>
          <style:tab-stop style:position="5.25in"/>
        </style:tab-stops>
      </style:paragraph-properties>
      <style:text-properties style:font-name="Arial" fo:font-size="10pt" style:font-size-asian="10pt" style:font-name-complex="Arial" style:font-size-complex="11pt"/>
    </style:style>
    <style:style style:name="P21" style:family="paragraph">
      <style:paragraph-properties fo:text-align="center" style:writing-mode="lr-tb"/>
    </style:style>
    <style:style style:name="T1" style:family="text">
      <style:text-properties fo:font-weight="bold" style:font-name-asian="Arial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color="#7f7f7f" fo:letter-spacing="0.0417in"/>
    </style:style>
    <style:style style:name="T4" style:family="text">
      <style:text-properties fo:color="#000000" style:text-outline="false" style:text-line-through-style="none" style:font-name="Tahoma" fo:font-size="9pt" fo:font-style="normal" fo:text-shadow="none" style:text-underline-style="none" fo:font-weight="normal" fo:background-color="#ffffff" style:font-name-asian="Tahoma1" style:font-size-asian="9pt" style:font-style-asian="normal" style:font-weight-asian="normal" style:font-size-complex="9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color="#000000" style:text-outline="false" style:text-line-through-style="none" style:font-name="Tahoma" fo:font-size="9pt" fo:font-style="normal" fo:text-shadow="none" style:text-underline-style="none" fo:font-weight="bold" fo:background-color="#ffffff" style:font-name-asian="Tahoma1" style:font-size-asian="9pt" style:font-style-asian="normal" style:font-weight-asian="bold" style:font-size-complex="9pt" style:font-style-complex="normal" style:font-weight-complex="bold" style:text-emphasize="none" style:text-overline-style="none" style:text-overline-color="font-color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in" fo:padding-right="0.1in" fo:padding-top="0.05in" fo:padding-bottom="0.05in" fo:border="0.74pt solid #000000">
        <style:background-image/>
      </style:graphic-properties>
    </style: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tart-line-spacing-horizontal="0in" draw:start-line-spacing-vertical="0in" draw:end-line-spacing-horizontal="0in" draw:end-line-spacing-vertical="0i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3">
      <number:number number:decimal-places="0" number:min-integer-digits="1" number:grouping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BEIERSDORF VIETNAM COMPANY LIMITED</text:p>
      <text:p text:style-name="P4"><draw:frame draw:style-name="fr1" draw:name="Frame1" text:anchor-type="char" svg:x="5.2283in" svg:y="0.022in" svg:width="1.5929in" svg:height="0.2618in" draw:z-index="0"><draw:text-box><text:p text:style-name="P6">ACCOUNT CODE: 482010</text:p></draw:text-box></draw:frame></text:p>
      <text:p text:style-name="P5"/>
      <text:p text:style-name="P9">ENTERTAINMENT REQUEST</text:p>
      <text:p text:style-name="P7"/>
      <text:p text:style-name="P12">Name: <text:span text:style-name="T4"><text:placeholder text:placeholder-type="text">&lt;o.employee_id.name or ''&gt;</text:placeholder></text:span><text:tab/>Position: <text:span text:style-name="T4"><text:placeholder text:placeholder-type="text">&lt;o.job_id and o.job_id.name&gt;</text:placeholder></text:span></text:p>
      <text:p text:style-name="P12">Department: <text:span text:style-name="T4"><text:placeholder text:placeholder-type="text">&lt;o.department_id and o.department_id.name&gt;</text:placeholder></text:span><text:tab/>Cost Center: <text:span text:style-name="T4"><text:placeholder text:placeholder-type="text">&lt;o.cost_center.name or ''&gt;</text:placeholder></text:span></text:p>
      <text:p text:style-name="P12">Request to host the entertainment with details as follows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10">Date</text:p>
          </table:table-cell>
          <table:table-cell table:style-name="Table3.A1" office:value-type="string">
            <text:p text:style-name="P10">Purpose</text:p>
          </table:table-cell>
          <table:table-cell table:style-name="Table3.A1" office:value-type="string">
            <text:p text:style-name="P10">No. of guest</text:p>
          </table:table-cell>
          <table:table-cell table:style-name="Table3.A1" office:value-type="string">
            <text:p text:style-name="P10">Company Name &amp; Address</text:p>
          </table:table-cell>
          <table:table-cell table:style-name="Table3.A1" office:value-type="string">
            <text:p text:style-name="P10">Guest’s Name</text:p>
          </table:table-cell>
          <table:table-cell table:style-name="Table3.F1" office:value-type="string">
            <text:p text:style-name="P10">Est. amount</text:p>
            <text:p text:style-name="P10">(VND)</text:p>
          </table:table-cell>
        </table:table-row>
        <table:table-row>
          <table:table-cell table:style-name="Table3.A4" table:number-columns-spanned="6" office:value-type="string">
            <text:p text:style-name="P16"><text:placeholder text:placeholder-type="text">&lt;for each="line in o.line_ids 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17"><text:placeholder text:placeholder-type="text">&lt;get_vietname_date(o.date)&gt;</text:placeholder></text:p>
          </table:table-cell>
          <table:table-cell table:style-name="Table3.B3" office:value-type="string">
            <text:p text:style-name="P17"><text:placeholder text:placeholder-type="text">&lt;line.name or ''&gt;</text:placeholder></text:p>
          </table:table-cell>
          <table:table-cell table:style-name="Table3.C3" office:value-type="string">
            <text:p text:style-name="Table_20_Contents"/>
          </table:table-cell>
          <table:table-cell table:style-name="Table3.D3" office:value-type="string">
            <text:p text:style-name="P17"><text:placeholder text:placeholder-type="text">&lt;line.ref or ''&gt;</text:placeholder></text:p>
          </table:table-cell>
          <table:table-cell table:style-name="Table3.E3" office:value-type="string">
            <text:p text:style-name="Table_20_Contents"/>
          </table:table-cell>
          <table:table-cell table:style-name="Table3.F3" office:value-type="float" office:value="0">
            <text:p text:style-name="P18"><text:placeholder text:placeholder-type="text">&lt;line.total_amount&gt;</text:placeholder></text:p>
          </table:table-cell>
        </table:table-row>
        <table:table-row>
          <table:table-cell table:style-name="Table3.A4" table:number-columns-spanned="6" office:value-type="string"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4"><text:line-break/>Proposed by:<text:tab/><text:tab/>Reviewed by:<text:tab/>Approved by:</text:p>
      <text:p text:style-name="P14"/>
      <text:p text:style-name="P14"/>
      <text:p text:style-name="P20">Name: <text:span text:style-name="T4"><text:placeholder text:placeholder-type="text">&lt;o.employee_id.name or ''&gt;</text:placeholder></text:span><text:tab/><text:tab/>Name:<text:tab/>Name: <text:span text:style-name="T5"><text:placeholder text:placeholder-type="text">&lt;o.user_valid and o.user_valid.name or ''&gt;</text:placeholder></text:span></text:p>
      <text:p text:style-name="P11"><draw:connector text:anchor-type="char" draw:z-index="2" draw:style-name="gr1" draw:text-style-name="P21" draw:type="line" svg:x1="-0.7976in" svg:y1="0.0535in" svg:x2="7.4839in" svg:y2="0.0547in" svg:d="m-2027 136 21036 3" svg:viewBox="0 0 21038 5"><text:p/></draw:connector></text:p>
      <text:p text:style-name="P3">BEIERSDORF VIETNAM COMPANY LIMITED</text:p>
      <text:p text:style-name="P4"><draw:frame draw:style-name="fr1" draw:name="Frame2" text:anchor-type="char" svg:x="5.2283in" svg:y="0.022in" svg:width="1.5929in" svg:height="0.2618in" draw:z-index="1"><draw:text-box><text:p text:style-name="P6">ACCOUNT CODE: 482010</text:p></draw:text-box></draw:frame></text:p>
      <text:p text:style-name="P5"/>
      <text:p text:style-name="P8">ENTERTAINMENT REQUEST</text:p>
      <text:p text:style-name="P7"/>
      <text:p text:style-name="P12">Name: <text:span text:style-name="T4"><text:placeholder text:placeholder-type="text">&lt;o.employee_id.name or ''&gt;</text:placeholder></text:span><text:tab/>Position: <text:span text:style-name="T4"><text:placeholder text:placeholder-type="text">&lt;o.job_id and o.job_id.name&gt;</text:placeholder></text:span></text:p>
      <text:p text:style-name="P12">Department: <text:span text:style-name="T4"><text:placeholder text:placeholder-type="text">&lt;o.department_id and o.department_id.name&gt;</text:placeholder></text:span><text:tab/>Cost Center: <text:span text:style-name="T4"><text:placeholder text:placeholder-type="text">&lt;o.cost_center.name or ''&gt;</text:placeholder></text:span></text:p>
      <text:p text:style-name="P12">Request to host the entertainment with details as follows: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0">Date</text:p>
          </table:table-cell>
          <table:table-cell table:style-name="Table1.A1" office:value-type="string">
            <text:p text:style-name="P10">Purpose</text:p>
          </table:table-cell>
          <table:table-cell table:style-name="Table1.A1" office:value-type="string">
            <text:p text:style-name="P10">No. of guest</text:p>
          </table:table-cell>
          <table:table-cell table:style-name="Table1.A1" office:value-type="string">
            <text:p text:style-name="P10">Company Name &amp; Address</text:p>
          </table:table-cell>
          <table:table-cell table:style-name="Table1.A1" office:value-type="string">
            <text:p text:style-name="P10">Guest’s Name</text:p>
          </table:table-cell>
          <table:table-cell table:style-name="Table1.F1" office:value-type="string">
            <text:p text:style-name="P10">Est. amount</text:p>
            <text:p text:style-name="P10">(VND)</text:p>
          </table:table-cell>
        </table:table-row>
        <table:table-row>
          <table:table-cell table:style-name="Table1.A4" table:number-columns-spanned="6" office:value-type="string">
            <text:p text:style-name="P16"><text:placeholder text:placeholder-type="text">&lt;for each="line in o.line_ids 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7"><text:placeholder text:placeholder-type="text">&lt;get_vietname_date(o.date)&gt;</text:placeholder></text:p>
          </table:table-cell>
          <table:table-cell table:style-name="Table1.B3" office:value-type="string">
            <text:p text:style-name="P17"><text:placeholder text:placeholder-type="text">&lt;line.name or ''&gt;</text:placeholder></text:p>
          </table:table-cell>
          <table:table-cell table:style-name="Table1.C3" office:value-type="string">
            <text:p text:style-name="Table_20_Contents"/>
          </table:table-cell>
          <table:table-cell table:style-name="Table1.D3" office:value-type="string">
            <text:p text:style-name="P17"><text:placeholder text:placeholder-type="text">&lt;line.ref or ''&gt;</text:placeholder></text:p>
          </table:table-cell>
          <table:table-cell table:style-name="Table1.E3" office:value-type="string">
            <text:p text:style-name="Table_20_Contents"/>
          </table:table-cell>
          <table:table-cell table:style-name="Table1.F3" office:value-type="float" office:value="0">
            <text:p text:style-name="P18"><text:placeholder text:placeholder-type="text">&lt;line.total_amount&gt;</text:placeholder></text:p>
          </table:table-cell>
        </table:table-row>
        <table:table-row>
          <table:table-cell table:style-name="Table1.A4" table:number-columns-spanned="6" office:value-type="string"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ext:p text:style-name="P15">Proposed by: <text:tab/>Reviewed by:<text:tab/><text:tab/>Approved by:</text:p>
      <text:p text:style-name="P15"/>
      <text:p text:style-name="P15"/>
      <text:p text:style-name="P15"><text:soft-page-break/>Name: <text:span text:style-name="T5"><text:placeholder text:placeholder-type="text">&lt;o.employee_id.name or ''&gt;</text:placeholder></text:span><text:tab/>Name:<text:tab/><text:tab/>Name: <text:span text:style-name="T5"><text:placeholder text:placeholder-type="text">&lt;o.user_valid and o.user_valid.name or ''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.25in" fo:margin-right="0in" fo:margin-top="0in" fo:margin-bottom="0in" fo:text-align="justify" style:justify-single-word="false" fo:orphans="0" fo:widows="0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style:style style:name="Footer_20_Char" style:display-name="Footer Char" style:family="text" style:parent-style-name="Default_20_Paragraph_20_Font">
      <style:text-properties style:font-name="Times New Roman" fo:font-size="12pt" style:font-name-asian="Times New Roman" style:font-size-asian="12pt" style:font-name-complex="Times New Roman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Arial" fo:font-size="9pt" style:font-size-asian="9pt" style:font-name-complex="Arial" style:font-size-complex="9pt"/>
    </style:style>
    <style:style style:name="MP2" style:family="paragraph" style:parent-style-name="Standard">
      <style:paragraph-properties fo:margin-left="0in" fo:margin-right="0in" fo:text-indent="0in" style:auto-text-indent="false"/>
      <style:text-properties style:font-name="Arial" fo:font-size="9pt" style:font-size-asian="9pt" style:font-name-complex="Arial" style:font-size-complex="9pt"/>
    </style:style>
    <style:style style:name="MT1" style:family="text">
      <style:text-properties fo:font-weight="bold" style:font-name-asian="Arial" style:font-weight-asian="bold"/>
    </style:style>
    <style:style style:name="MT2" style:family="text">
      <style:text-properties fo:font-weight="bold" style:font-weight-asian="bold"/>
    </style:style>
    <style:style style:name="MT3" style:family="text">
      <style:text-properties fo:color="#7f7f7f" fo:letter-spacing="0.0417in"/>
    </style:style>
    <style:page-layout style:name="Mpm1">
      <style:page-layout-properties fo:page-width="8.2701in" fo:page-height="11.6902in" style:num-format="1" style:print-orientation="portrait" fo:margin-top="0.4in" fo:margin-bottom="0.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909in" fo:margin-left="0in" fo:margin-right="0in" fo:margin-top="0.05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909in" fo:margin-bottom="0.5909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pan text:style-name="MT1"> </text:span><text:span text:style-name="MT2">| </text:span><text:span text:style-name="MT3">Page</text:span></text:p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angN</meta:initial-creator>
    <meta:creation-date>2011-06-28T22:07:00</meta:creation-date>
    <dc:creator>kiet </dc:creator>
    <dc:date>2015-01-21T16:55:28</dc:date>
    <meta:editing-cycles>71</meta:editing-cycles>
    <meta:editing-duration>P2171DT10H3M58S</meta:editing-duration>
    <meta:generator>LibreOffice/3.5$Linux_X86_64 LibreOffice_project/350m1$Build-2</meta:generator>
    <meta:document-statistic meta:table-count="2" meta:image-count="0" meta:object-count="0" meta:page-count="2" meta:paragraph-count="43" meta:word-count="163" meta:character-count="1240" meta:non-whitespace-character-count="1114"/>
    <meta:user-defined meta:name="Info 1"/>
    <meta:user-defined meta:name="Info 2"/>
    <meta:user-defined meta:name="Info 3"/>
    <meta:user-defined meta:name="Info 4"/>
  </office:meta>
</office:document-meta>
</file>